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map style:condition="cell-content()&gt;=0" style:apply-style-name="Bad" style:base-cell-address="Sheet1.B2"/>
    </style:style>
    <style:style style:name="ce2" style:family="table-cell" style:parent-style-name="Default">
      <style:map style:condition="cell-content()=&quot;x&quot;" style:apply-style-name="Error" style:base-cell-address="Sheet1.B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0" table:default-cell-style-name="ce1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28/256</text:p>
          </table:table-cell>
          <table:table-cell table:number-columns-repeated="70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A1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RE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R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5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0 (ROMBANKLO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1 (ROMBANKHI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2 (IOSEL)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3 (128/64)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IO</text:p>
          </table:table-cell>
          <table:table-cell table:number-columns-repeated="5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EN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R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EC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MAACK</text:p>
          </table:table-cell>
          <table:table-cell table:number-columns-repeated="6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CFIX</text:p>
          </table:table-cell>
          <table:table-cell table:number-columns-repeated="7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table:number-columns-repeated="7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90"/>
        </table:table-row>
        <table:table-row table:style-name="ro1">
          <table:table-cell office:value-type="string" calcext:value-type="string">
            <text:p>SDEN</text:p>
          </table:table-cell>
          <table:table-cell table:style-name="ce2" table:number-columns-repeated="4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 office:value-type="string" calcext:value-type="string">
            <text:p>ROML</text:p>
          </table:table-cell>
          <table:table-cell table:style-name="ce2" table:number-columns-repeated="45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2"/>
        </table:table-row>
        <table:table-row table:style-name="ro1">
          <table:table-cell office:value-type="string" calcext:value-type="string">
            <text:p>ROMH</text:p>
          </table:table-cell>
          <table:table-cell table:style-name="ce2" table:number-columns-repeated="49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</table:table-row>
        <table:table-row table:style-name="ro1">
          <table:table-cell office:value-type="string" calcext:value-type="string">
            <text:p>CLRBNK</text:p>
          </table:table-cell>
          <table:table-cell table:style-name="ce2" table:number-columns-repeated="8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FROM</text:p>
          </table:table-cell>
          <table:table-cell table:style-name="ce2" table:number-columns-repeated="48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ROM4</text:p>
          </table:table-cell>
          <table:table-cell table:style-name="ce2" table:number-columns-repeated="5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style-name="ce2" table:number-columns-repeated="14"/>
        </table:table-row>
        <table:table-row table:style-name="ro1">
          <table:table-cell office:value-type="string" calcext:value-type="string">
            <text:p>ROM3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9"/>
        </table:table-row>
        <table:table-row table:style-name="ro1">
          <table:table-cell office:value-type="string" calcext:value-type="string">
            <text:p>ROM2</text:p>
          </table:table-cell>
          <table:table-cell table:style-name="ce2" table:number-columns-repeated="57"/>
          <table:table-cell table:style-name="ce2" office:value-type="string" calcext:value-type="string">
            <text:p>x</text:p>
          </table:table-cell>
          <table:table-cell table:style-name="ce2" table:number-columns-repeated="32"/>
        </table:table-row>
        <table:table-row table:style-name="ro1">
          <table:table-cell office:value-type="string" calcext:value-type="string">
            <text:p>ROM1</text:p>
          </table:table-cell>
          <table:table-cell table:style-name="ce2" table:number-columns-repeated="58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3"/>
        </table:table-row>
        <table:table-row table:style-name="ro1">
          <table:table-cell office:value-type="string" calcext:value-type="string">
            <text:p>IOCS</text:p>
          </table:table-cell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50"/>
          <table:table-cell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DIR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style-name="ce2" table:number-columns-repeated="24"/>
        </table:table-row>
        <table:table-row table:style-name="ro1">
          <table:table-cell office:value-type="string" calcext:value-type="string">
            <text:p>DWE</text:p>
          </table:table-cell>
          <table:table-cell table:style-name="ce2" table:number-columns-repeated="64"/>
          <table:table-cell table:style-name="ce2" office:value-type="string" calcext:value-type="string">
            <text:p>x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CASENB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15"/>
          <table:table-cell table:number-columns-repeated="25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IC</text:p>
          </table:table-cell>
          <table:table-cell table:style-name="ce2" table:number-columns-repeated="12"/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IOACC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3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GWE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52"/>
        </table:table-row>
        <table:table-row table:style-name="ro1">
          <table:table-cell office:value-type="string" calcext:value-type="string">
            <text:p>COLRAM</text:p>
          </table:table-cell>
          <table:table-cell table:style-name="ce2" table:number-columns-repeated="24"/>
          <table:table-cell table:number-columns-repeated="13" table:style-name="ce2" office:value-type="string" calcext:value-type="string">
            <text:p>x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2"/>
        </table:table-row>
        <table:table-row table:style-name="ro1">
          <table:table-cell office:value-type="string" calcext:value-type="string">
            <text:p>CHAROM</text:p>
          </table:table-cell>
          <table:table-cell table:style-name="ce2" table:number-columns-repeated="39"/>
          <table:table-cell table:number-columns-repeated="6" table:style-name="ce2" office:value-type="string" calcext:value-type="string">
            <text:p>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/>
          <table:table-cell table:style-name="ce2" table:number-columns-repeated="90"/>
        </table:table-row>
        <table:table-row table:style-name="ro1">
          <table:table-cell office:value-type="string" calcext:value-type="string">
            <text:p>CASENB_LATCH</text:p>
          </table:table-cell>
          <table:table-cell table:style-name="ce2" table:number-columns-repeated="7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5"/>
        </table:table-row>
        <calcext:conditional-formats>
          <calcext:conditional-format calcext:target-range-address="Sheet1.B2:Sheet1.CM28">
            <calcext:condition calcext:apply-style-name="Bad" calcext:value="&gt;=0" calcext:base-cell-address="Sheet1.B2"/>
          </calcext:conditional-format>
          <calcext:conditional-format calcext:target-range-address="Sheet1.B30:Sheet1.CM49">
            <calcext:condition calcext:apply-style-name="Error" calcext:value="=&quot;x&quot;" calcext:base-cell-address="Sheet1.B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22:05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02T22:19:10.270000000</meta:creation-date>
    <dc:date>2021-11-09T22:22:15.636000000</dc:date>
    <meta:editing-duration>PT13H11M54S</meta:editing-duration>
    <meta:editing-cycles>8</meta:editing-cycles>
    <meta:generator>LibreOffice/7.1.4.2$Windows_X86_64 LibreOffice_project/a529a4fab45b75fefc5b6226684193eb000654f6</meta:generator>
    <meta:document-statistic meta:table-count="1" meta:cell-count="2756" meta:object-count="0"/>
  </office:meta>
</office:document-meta>
</file>